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3138" officeooo:paragraph-rsid="000f3138"/>
    </style:style>
    <style:style style:name="P2" style:family="paragraph" style:parent-style-name="Standard">
      <style:text-properties officeooo:rsid="001080b0" officeooo:paragraph-rsid="001080b0"/>
    </style:style>
    <style:style style:name="P3" style:family="paragraph" style:parent-style-name="Standard">
      <style:text-properties officeooo:rsid="00134436" officeooo:paragraph-rsid="00134436"/>
    </style:style>
    <style:style style:name="P4" style:family="paragraph" style:parent-style-name="Standard">
      <style:text-properties officeooo:rsid="00141d30" officeooo:paragraph-rsid="00141d30"/>
    </style:style>
    <style:style style:name="P5" style:family="paragraph" style:parent-style-name="Standard" style:list-style-name="L1">
      <style:text-properties officeooo:rsid="00154906" officeooo:paragraph-rsid="00154906"/>
    </style:style>
    <style:style style:name="P6" style:family="paragraph" style:parent-style-name="Standard" style:list-style-name="L1">
      <style:text-properties officeooo:rsid="001080b0" officeooo:paragraph-rsid="001080b0"/>
    </style:style>
    <style:style style:name="P7" style:family="paragraph" style:parent-style-name="Standard" style:list-style-name="L1">
      <style:text-properties officeooo:rsid="00134436" officeooo:paragraph-rsid="00134436"/>
    </style:style>
    <style:style style:name="P8" style:family="paragraph" style:parent-style-name="Standard" style:list-style-name="L1">
      <style:text-properties officeooo:rsid="00141d30" officeooo:paragraph-rsid="00141d30"/>
    </style:style>
    <style:style style:name="P9" style:family="paragraph" style:parent-style-name="Standard" style:list-style-name="L1">
      <style:text-properties officeooo:rsid="001819f8" officeooo:paragraph-rsid="001819f8"/>
    </style:style>
    <style:style style:name="P10" style:family="paragraph" style:parent-style-name="Standard">
      <style:text-properties officeooo:rsid="001819f8" officeooo:paragraph-rsid="001819f8"/>
    </style:style>
    <style:style style:name="T1" style:family="text">
      <style:text-properties officeooo:rsid="000f3478"/>
    </style:style>
    <style:style style:name="T2" style:family="text">
      <style:text-properties officeooo:rsid="000fa255"/>
    </style:style>
    <style:style style:name="T3" style:family="text">
      <style:text-properties officeooo:rsid="00126980"/>
    </style:style>
    <style:style style:name="T4" style:family="text">
      <style:text-properties officeooo:rsid="00141d30"/>
    </style:style>
    <style:style style:name="T5" style:family="text">
      <style:text-properties officeooo:rsid="00157aa2"/>
    </style:style>
    <style:style style:name="T6" style:family="text">
      <style:text-properties officeooo:rsid="001622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re projet <text:span text:style-name="T4">de troisième année </text:span>consiste en un <text:span text:style-name="T2">service</text:span> permettant la création d'<text:span text:style-name="T3">un vote</text:span> possédant plusieurs mode<text:span text:style-name="T1">s</text:span> de scrutin et <text:span text:style-name="T1">de </text:span>dépouillement.</text:p>
      <text:p text:style-name="P2">Il est prévu de pouvoir produire :</text:p>
      <text:p text:style-name="P2"/>
      <text:list xml:id="list3468424550" text:style-name="L1">
        <text:list-item>
          <text:p text:style-name="P5"><text:span text:style-name="T6">U</text:span>n scrutin majoritaire : </text:p>
          <text:list>
            <text:list-item>
              <text:p text:style-name="P6">uninominal à un tour</text:p>
            </text:list-item>
            <text:list-item>
              <text:p text:style-name="P6">uninominal à deux tours</text:p>
            </text:list-item>
            <text:list-item>
              <text:p text:style-name="P6">plurinominal à un tour</text:p>
            </text:list-item>
            <text:list-item>
              <text:p text:style-name="P6">plurinominal à deux tours</text:p>
            </text:list-item>
          </text:list>
        </text:list-item>
        <text:list-item>
          <text:p text:style-name="P7">Un scrutin de Condorcet (randomisé)</text:p>
        </text:list-item>
        <text:list-item>
          <text:p text:style-name="P9">Un jugement majoritaire</text:p>
        </text:list-item>
      </text:list>
      <text:p text:style-name="P10"/>
      <text:list xml:id="list135403637507030" text:continue-numbering="true" text:style-name="L1">
        <text:list-item>
          <text:p text:style-name="P8">Des graphiques des résultats</text:p>
        </text:list-item>
      </text:list>
      <text:p text:style-name="P4"/>
      <text:p text:style-name="P4">Il serait dédié à l'usage d'entreprise ou d'association pour prendre des décisions approuvées par la majorité mais aussi à but pédagogique pour mettre en valeur l'importance d'un choix de scrutin <text:span text:style-name="T5">et ses répercussions</text:span>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22H52M51S</meta:editing-duration>
    <meta:editing-cycles>12</meta:editing-cycles>
    <meta:generator>LibreOffice/5.3.3.2$Windows_x86 LibreOffice_project/3d9a8b4b4e538a85e0782bd6c2d430bafe583448</meta:generator>
    <dc:date>2017-09-19T13:54:02.158000000</dc:date>
    <meta:document-statistic meta:table-count="0" meta:image-count="0" meta:object-count="0" meta:page-count="1" meta:paragraph-count="11" meta:word-count="102" meta:character-count="605" meta:non-whitespace-character-count="521"/>
    <meta:user-defined meta:name="Info 1"/>
    <meta:user-defined meta:name="Info 2"/>
    <meta:user-defined meta:name="Info 3"/>
    <meta:user-defined meta:name="Info 4"/>
  </office:meta>
</office:document-meta>
</file>